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ontserrat" svg:font-family="Montserrat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20pt" style:font-size-asian="20pt" style:font-size-complex="20pt"/>
    </style:style>
    <style:style style:name="T3" style:parent-style-name="Policepardéfaut" style:family="text">
      <style:text-properties fo:font-size="20pt" style:font-size-asian="20pt" style:font-size-complex="20pt"/>
    </style:style>
    <style:style style:name="T4" style:parent-style-name="Policepardéfaut" style:family="text">
      <style:text-properties fo:font-size="20pt" style:font-size-asian="20pt" style:font-size-complex="20pt"/>
    </style:style>
    <style:style style:name="T5" style:parent-style-name="Policepardéfaut" style:family="text">
      <style:text-properties fo:font-size="20pt" style:font-size-asian="20pt" style:font-size-complex="20pt"/>
    </style:style>
    <style:style style:name="T6" style:parent-style-name="Policepardéfaut" style:family="text">
      <style:text-properties fo:font-size="20pt" style:font-size-asian="20pt" style:font-size-complex="20pt"/>
    </style:style>
    <style:style style:name="T7" style:parent-style-name="Policepardéfaut" style:family="text">
      <style:text-properties fo:font-size="20pt" style:font-size-asian="20pt" style:font-size-complex="20pt"/>
    </style:style>
    <style:style style:name="T8" style:parent-style-name="Policepardéfau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20pt" style:font-size-asian="20pt" style:font-size-complex="20pt"/>
    </style:style>
    <style:style style:name="P10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11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12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13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14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15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16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17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18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19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20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21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22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23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24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25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26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27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28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29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30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31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32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33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34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35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36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37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38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39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40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41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42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43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44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P45" style:parent-style-name="Normal" style:family="paragraph">
      <style:text-properties style:font-name="Montserrat" fo:color="#000000" fo:font-size="8.5pt" style:font-size-asian="8.5pt" style:font-size-complex="8.5pt" fo:background-color="#FFFFFF"/>
    </style:style>
    <style:style style:name="T46" style:parent-style-name="Policepardéfaut" style:family="text">
      <style:text-properties style:font-name="Montserrat" fo:color="#000000" fo:font-size="8.5pt" style:font-size-asian="8.5pt" style:font-size-complex="8.5pt" fo:background-color="#FFFFFF"/>
    </style:style>
  </office:automatic-styles>
  <office:body>
    <office:text text:use-soft-page-breaks="true">
      <text:p text:style-name="P1"><text:span text:style-name="T2">Tache effectuer sur le forum<text:s/></text:span><text:span text:style-name="T3"><text:tab/></text:span><text:span text:style-name="T4"><text:tab/></text:span><text:span text:style-name="T5"><text:tab/></text:span><text:span text:style-name="T6"><text:tab/></text:span><text:span text:style-name="T7"><text:s text:c="4"/></text:span><text:span text:style-name="T8">Romain</text:span></text:p>
      <text:p text:style-name="P9"/>
      <text:p text:style-name="P10">mar. 21 mai :</text:p>
      <text:p text:style-name="Normal">Création du groupe avec Najm, Edgar et moi ainsi que le GitHub. Répartition des tachés.</text:p>
      <text:p text:style-name="Normal"/>
      <text:p text:style-name="P11">jeu. 23 mai :</text:p>
      <text:p text:style-name="Normal">Apprentissage de du SQL avec<text:s/>des vidéos<text:s/>sur<text:s/>YouTube</text:p>
      <text:p text:style-name="Normal"/>
      <text:p text:style-name="P12">ven. 24 mai :</text:p>
      <text:p text:style-name="Normal">Apprentissage de du SQL avec des vidéos sur YouTube</text:p>
      <text:p text:style-name="P13"/>
      <text:p text:style-name="P14">lun. 27 mai :</text:p>
      <text:p text:style-name="P15">Initialisation de la BBD.</text:p>
      <text:p text:style-name="P16"/>
      <text:p text:style-name="P17">mar. 28 mai :</text:p>
      <text:p text:style-name="P18"/>
      <text:p text:style-name="P19">jeu. 30 mai :</text:p>
      <text:p text:style-name="P20"/>
      <text:p text:style-name="P21">ven. 31 mai :</text:p>
      <text:p text:style-name="P22">Création du nouveau GitHub</text:p>
      <text:p text:style-name="P23"/>
      <text:p text:style-name="P24">lun. 03 juin :</text:p>
      <text:p text:style-name="P25">Correction problème de branche avec Najm. Information et création de la réglementation.</text:p>
      <text:p text:style-name="P26"/>
      <text:p text:style-name="P27">mar. 04 juin :</text:p>
      <text:p text:style-name="P28">Ajout des fonctions pour la connexion</text:p>
      <text:p text:style-name="P29"/>
      <text:p text:style-name="P30">jeu. 06 juin :</text:p>
      <text:p text:style-name="P31"/>
      <text:p text:style-name="P32">ven. 07 juin :</text:p>
      <text:p text:style-name="P33">Ajout des fonctions pour de poste et commentaire <text:s/></text:p>
      <text:p text:style-name="P34"/>
      <text:p text:style-name="P35">lun. 10 juin :</text:p>
      <text:p text:style-name="P36">Ajout du JS pour la page RGPD et création du diagramme</text:p>
      <text:p text:style-name="P37"/>
      <text:p text:style-name="P38">mar. 11 juin :</text:p>
      <text:p text:style-name="P39"/>
      <text:p text:style-name="P40">mer. 12 juin :</text:p>
      <text:p text:style-name="P41">Modification du HTML CSS sur toutes les pages.</text:p>
      <text:p text:style-name="P42">lun. 24 juin :</text:p>
      <text:p text:style-name="P43">Modification du HTML CSS sur toutes les pages.<text:s/>Préparation du diapo pour l’oral et merge final.</text:p>
      <text:p text:style-name="P44"/>
      <text:p text:style-name="P45">mar. 25 juin :</text:p>
      <text:p text:style-name="Normal"><text:span text:style-name="T46">Or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ontserrat" svg:font-family="Montserrat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main JOLLIVET</meta:initial-creator>
    <dc:creator>Romain JOLLIVET</dc:creator>
    <meta:creation-date>2024-06-24T12:28:00Z</meta:creation-date>
    <dc:date>2024-06-24T13:31:00Z</dc:date>
    <meta:template xlink:href="Normal.dotm" xlink:type="simple"/>
    <meta:editing-cycles>1</meta:editing-cycles>
    <meta:editing-duration>PT3780S</meta:editing-duration>
    <meta:document-statistic meta:page-count="2" meta:paragraph-count="1" meta:word-count="141" meta:character-count="916" meta:row-count="6" meta:non-whitespace-character-count="776"/>
  </office:meta>
</office:document-meta>
</file>